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-color="#ffff99" draw:textarea-horizontal-align="center" draw:textarea-vertical-align="middl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75cm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0.439cm"/>
    </style:style>
    <style:style style:name="gr6" style:family="graphic" style:parent-style-name="standard">
      <style:graphic-properties draw:stroke="none" svg:stroke-color="#000000" draw:fill="none" draw:fill-color="#ffffff" fo:min-height="0.523cm"/>
    </style:style>
    <style:style style:name="gr7" style:family="graphic" style:parent-style-name="standard">
      <style:graphic-properties draw:textarea-horizontal-align="center" draw:textarea-vertical-align="top"/>
    </style:style>
    <style:style style:name="gr8" style:family="graphic" style:parent-style-name="standard">
      <style:graphic-properties draw:stroke="none" svg:stroke-color="#000000" draw:fill="none" draw:fill-color="#ffffff" fo:min-height="0.25cm"/>
    </style:style>
    <style:style style:name="gr9" style:family="graphic" style:parent-style-name="standard">
      <style:graphic-properties draw:marker-start="線の終点_20_1" draw:marker-end="Arrow" draw:marker-end-width="0.3cm" draw:textarea-horizontal-align="center" draw:textarea-vertical-align="middle"/>
    </style:style>
    <style:style style:name="gr10" style:family="graphic" style:parent-style-name="standard">
      <style:graphic-properties draw:stroke="none" svg:stroke-color="#000000" draw:fill="none" draw:fill-color="#ffffff" fo:min-height="0.328cm"/>
    </style:style>
    <style:style style:name="gr11" style:family="graphic" style:parent-style-name="standard">
      <style:graphic-properties svg:stroke-color="#ccccff" draw:fill-color="#ccccff" draw:textarea-horizontal-align="center" draw:textarea-vertical-align="middle"/>
    </style:style>
    <style:style style:name="gr12" style:family="graphic" style:parent-style-name="standard">
      <style:graphic-properties svg:stroke-color="#ffff00" draw:fill-color="#ffff00" draw:textarea-horizontal-align="center" draw:textarea-vertical-align="middle"/>
    </style:style>
    <style:style style:name="gr13" style:family="graphic" style:parent-style-name="standard">
      <style:graphic-properties svg:stroke-color="#eb613d" draw:fill-color="#eb613d" draw:textarea-horizontal-align="center" draw:textarea-vertical-align="middle"/>
    </style:style>
    <style:style style:name="gr14" style:family="graphic" style:parent-style-name="standard">
      <style:graphic-properties svg:stroke-color="#00b8ff" draw:fill="solid" draw:fill-color="#00b8ff" draw:textarea-horizontal-align="center" draw:textarea-vertical-align="middle"/>
    </style:style>
    <style:style style:name="gr15" style:family="graphic" style:parent-style-name="standard">
      <style:graphic-properties svg:stroke-color="#9999cc" draw:textarea-horizontal-align="justify" draw:textarea-vertical-align="middle" draw:auto-grow-height="false" fo:min-height="0cm" fo:min-width="0cm"/>
    </style:style>
    <style:style style:name="gr16" style:family="graphic" style:parent-style-name="standard">
      <style:graphic-properties draw:stroke="none" draw:fill="solid" draw:fill-color="#e6e6ff" draw:textarea-horizontal-align="left" draw:textarea-vertical-align="top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12pt" style:font-size-asian="12pt"/>
    </style:style>
    <style:style style:name="P3" style:family="paragraph">
      <style:paragraph-properties fo:text-align="center"/>
      <style:text-properties fo:font-size="12pt" style:font-size-asian="12pt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text-indent="0cm"/>
      <style:text-properties fo:font-size="12pt" style:font-size-asian="12pt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fo:text-align="start" fo:text-indent="0cm"/>
    </style:style>
    <style:style style:name="P8" style:family="paragraph">
      <style:paragraph-properties fo:margin-left="0cm" fo:margin-right="0cm" fo:text-align="start" fo:text-indent="0cm"/>
      <style:text-properties fo:font-size="8pt"/>
    </style:style>
    <style:style style:name="P9" style:family="paragraph">
      <style:paragraph-properties fo:margin-left="0cm" fo:margin-right="0cm" fo:text-align="start" fo:text-indent="0cm"/>
      <style:text-properties fo:font-size="8pt" style:font-size-asian="8pt"/>
    </style:style>
    <style:style style:name="P10" style:family="paragraph">
      <style:paragraph-properties fo:margin-left="0cm" fo:margin-right="0cm" fo:text-indent="0cm"/>
      <style:text-properties fo:font-size="8pt"/>
    </style:style>
    <style:style style:name="P11" style:family="paragraph">
      <style:paragraph-properties fo:margin-left="0cm" fo:margin-right="0cm" fo:text-align="center" fo:text-indent="0cm"/>
      <style:text-properties fo:font-size="8pt" style:font-size-asian="8pt"/>
    </style:style>
    <style:style style:name="T1" style:family="text">
      <style:text-properties fo:font-size="12pt" style:font-size-asian="12pt"/>
    </style:style>
    <style:style style:name="T2" style:family="text">
      <style:text-properties fo:font-size="8pt" fo:font-style="italic" style:text-underline-style="solid" style:text-underline-width="auto" style:text-underline-color="font-color" fo:font-weight="bold" style:font-style-asian="italic" style:font-weight-asian="bold"/>
    </style:style>
    <style:style style:name="T3" style:family="text">
      <style:text-properties fo:font-size="8pt" fo:font-style="italic" style:text-underline-style="solid" style:text-underline-width="auto" style:text-underline-color="font-color" fo:font-weight="bold" style:font-size-asian="8pt" style:font-style-asian="italic" style:font-weight-asian="bold"/>
    </style:style>
    <style:style style:name="T4" style:family="text">
      <style:text-properties fo:font-size="8pt"/>
    </style:style>
    <style:style style:name="T5" style:family="text">
      <style:text-properties fo:font-size="8pt" style:font-size-asian="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office:forms form:automatic-focus="false" form:apply-design-mode="false"/>
        <draw:rect draw:style-name="gr1" draw:text-style-name="P2" draw:layer="layout" svg:width="2cm" svg:height="5.5cm" svg:x="4.423cm" svg:y="7cm">
          <text:p text:style-name="P1"><text:span text:style-name="T1">Core</text:span></text:p>
        </draw:rect>
        <draw:rect draw:style-name="gr2" draw:text-style-name="P3" draw:layer="layout" svg:width="2cm" svg:height="5.5cm" svg:x="14.523cm" svg:y="7cm">
          <text:p text:style-name="P1"><text:span text:style-name="T1">Client</text:span></text:p>
        </draw:rect>
        <draw:frame draw:style-name="gr3" draw:text-style-name="P5" draw:layer="layout" svg:width="7.8cm" svg:height="1cm" svg:x="7.023cm" svg:y="11.301cm">
          <draw:text-box>
            <text:p text:style-name="P4"><text:span text:style-name="T1">Call some methods within SessionID</text:span></text:p>
          </draw:text-box>
        </draw:frame>
        <draw:line draw:style-name="gr4" draw:text-style-name="P6" draw:layer="layout" svg:x1="14.423cm" svg:y1="8cm" svg:x2="6.423cm" svg:y2="8cm">
          <text:p text:style-name="P4"/>
        </draw:line>
        <draw:frame draw:style-name="gr5" draw:text-style-name="P5" draw:layer="layout" svg:width="8.1cm" svg:height="0.725cm" svg:x="6.623cm" svg:y="7.375cm">
          <draw:text-box>
            <text:p text:style-name="P4"><text:span text:style-name="T1">Authentication (loginName &amp; password)</text:span></text:p>
          </draw:text-box>
        </draw:frame>
        <draw:frame draw:style-name="gr6" draw:text-style-name="P5" draw:layer="layout" svg:width="4cm" svg:height="0.773cm" svg:x="8.823cm" svg:y="9.4cm">
          <draw:text-box>
            <text:p text:style-name="P4"><text:span text:style-name="T1">Return SessionID</text:span></text:p>
          </draw:text-box>
        </draw:frame>
        <draw:line draw:style-name="gr4" draw:text-style-name="P6" draw:layer="layout" svg:x1="14.423cm" svg:y1="12cm" svg:x2="6.423cm" svg:y2="12cm">
          <text:p text:style-name="P4"/>
        </draw:line>
        <draw:line draw:style-name="gr4" draw:text-style-name="P6" draw:layer="layout" svg:x1="6.423cm" svg:y1="10cm" svg:x2="14.423cm" svg:y2="10cm">
          <text:p text:style-name="P4"/>
        </draw:line>
      </draw:page>
      <draw:page draw:name="データベーススキーマ" draw:style-name="dp1" draw:master-page-name="標準">
        <draw:rect draw:style-name="gr7" draw:text-style-name="P8" draw:layer="layout" svg:width="3cm" svg:height="3cm" svg:x="10.923cm" svg:y="9.974cm">
          <text:p text:style-name="P7"><text:span text:style-name="T2">Connection</text:span></text:p>
        </draw:rect>
        <draw:rect draw:style-name="gr7" draw:text-style-name="P9" draw:layer="layout" svg:width="3cm" svg:height="3cm" svg:x="5.923cm" svg:y="4.5cm">
          <text:p text:style-name="P7"><text:span text:style-name="T3">FileAllocation</text:span></text:p>
        </draw:rect>
        <draw:frame draw:style-name="gr8" draw:text-style-name="P10" draw:id="id1" draw:layer="layout" svg:width="3cm" svg:height="0.569cm" svg:x="5.923cm" svg:y="5.431cm">
          <draw:text-box>
            <text:p text:style-name="P4"><text:span text:style-name="T4">object_id (PK)</text:span></text:p>
          </draw:text-box>
        </draw:frame>
        <draw:frame draw:style-name="gr8" draw:text-style-name="P10" draw:id="id5" draw:layer="layout" svg:width="3cm" svg:height="0.569cm" svg:x="5.923cm" svg:y="5.897cm">
          <draw:text-box>
            <text:p text:style-name="P4"><text:span text:style-name="T4">connection_id</text:span></text:p>
          </draw:text-box>
        </draw:frame>
        <draw:frame draw:style-name="gr8" draw:text-style-name="P10" draw:id="id11" draw:layer="layout" svg:width="3cm" svg:height="0.569cm" svg:x="5.923cm" svg:y="6.431cm">
          <draw:text-box>
            <text:p text:style-name="P4"><text:span text:style-name="T4">sector_id</text:span></text:p>
          </draw:text-box>
        </draw:frame>
        <draw:frame draw:style-name="gr8" draw:text-style-name="P10" draw:layer="layout" svg:width="3cm" svg:height="0.569cm" svg:x="5.923cm" svg:y="6.931cm">
          <draw:text-box>
            <text:p text:style-name="P4"><text:span text:style-name="T4">sequence_no</text:span></text:p>
          </draw:text-box>
        </draw:frame>
        <draw:frame draw:style-name="gr8" draw:text-style-name="P10" draw:id="id6" draw:layer="layout" svg:width="3cm" svg:height="0.569cm" svg:x="10.923cm" svg:y="10.897cm">
          <draw:text-box>
            <text:p text:style-name="P4"><text:span text:style-name="T4">connection_id (PK)</text:span></text:p>
          </draw:text-box>
        </draw:frame>
        <draw:frame draw:style-name="gr8" draw:text-style-name="P10" draw:layer="layout" svg:width="3cm" svg:height="0.569cm" svg:x="10.923cm" svg:y="11.397cm">
          <draw:text-box>
            <text:p text:style-name="P4"><text:span text:style-name="T4">url</text:span></text:p>
          </draw:text-box>
        </draw:frame>
        <draw:frame draw:style-name="gr8" draw:text-style-name="P10" draw:layer="layout" svg:width="3cm" svg:height="0.569cm" svg:x="10.923cm" svg:y="11.897cm">
          <draw:text-box>
            <text:p text:style-name="P4"><text:span text:style-name="T4">login_name</text:span></text:p>
          </draw:text-box>
        </draw:frame>
        <draw:frame draw:style-name="gr8" draw:text-style-name="P10" draw:layer="layout" svg:width="3cm" svg:height="0.569cm" svg:x="10.923cm" svg:y="12.397cm">
          <draw:text-box>
            <text:p text:style-name="P4"><text:span text:style-name="T4">password</text:span></text:p>
          </draw:text-box>
        </draw:frame>
        <draw:rect draw:style-name="gr7" draw:text-style-name="P9" draw:layer="layout" svg:width="2.5cm" svg:height="4.5cm" svg:x="10.923cm" svg:y="4.5cm">
          <text:p text:style-name="P7"><text:span text:style-name="T3">FileObject</text:span></text:p>
        </draw:rect>
        <draw:frame draw:style-name="gr8" draw:text-style-name="P10" draw:id="id2" draw:layer="layout" svg:width="2.5cm" svg:height="0.569cm" svg:x="10.923cm" svg:y="5.431cm">
          <draw:text-box>
            <text:p text:style-name="P4"><text:span text:style-name="T4">object_id (PK)</text:span></text:p>
          </draw:text-box>
        </draw:frame>
        <draw:frame draw:style-name="gr8" draw:text-style-name="P10" draw:layer="layout" svg:width="2.5cm" svg:height="0.569cm" svg:x="10.923cm" svg:y="5.931cm">
          <draw:text-box>
            <text:p text:style-name="P4"><text:span text:style-name="T4">name (UK)</text:span></text:p>
          </draw:text-box>
        </draw:frame>
        <draw:frame draw:style-name="gr8" draw:text-style-name="P10" draw:id="id8" draw:layer="layout" svg:width="2.5cm" svg:height="0.569cm" svg:x="10.923cm" svg:y="6.431cm">
          <draw:text-box>
            <text:p text:style-name="P4"><text:span text:style-name="T4">type_id</text:span></text:p>
          </draw:text-box>
        </draw:frame>
        <draw:frame draw:style-name="gr8" draw:text-style-name="P10" draw:id="id7" draw:layer="layout" svg:width="2.5cm" svg:height="0.569cm" svg:x="10.923cm" svg:y="6.931cm">
          <draw:text-box>
            <text:p text:style-name="P4"><text:span text:style-name="T4">parent_id</text:span></text:p>
          </draw:text-box>
        </draw:frame>
        <draw:frame draw:style-name="gr8" draw:text-style-name="P10" draw:layer="layout" svg:width="2.5cm" svg:height="0.569cm" svg:x="10.923cm" svg:y="7.431cm">
          <draw:text-box>
            <text:p text:style-name="P4"><text:span text:style-name="T4">created</text:span></text:p>
          </draw:text-box>
        </draw:frame>
        <draw:frame draw:style-name="gr8" draw:text-style-name="P10" draw:layer="layout" svg:width="2.5cm" svg:height="0.569cm" svg:x="10.923cm" svg:y="7.931cm">
          <draw:text-box>
            <text:p text:style-name="P4"><text:span text:style-name="T4">size</text:span></text:p>
          </draw:text-box>
        </draw:frame>
        <draw:frame draw:style-name="gr8" draw:text-style-name="P10" draw:id="id3" draw:layer="layout" svg:width="2.5cm" svg:height="0.569cm" svg:x="10.923cm" svg:y="8.431cm">
          <draw:text-box>
            <text:p text:style-name="P4"><text:span text:style-name="T4">owner_id</text:span></text:p>
          </draw:text-box>
        </draw:frame>
        <draw:rect draw:style-name="gr7" draw:text-style-name="P9" draw:layer="layout" svg:width="3cm" svg:height="2.5cm" svg:x="16.423cm" svg:y="7.5cm">
          <text:p text:style-name="P7"><text:span text:style-name="T3">User</text:span></text:p>
        </draw:rect>
        <draw:frame draw:style-name="gr8" draw:text-style-name="P10" draw:id="id4" draw:layer="layout" svg:width="3cm" svg:height="0.569cm" svg:x="16.423cm" svg:y="8.431cm">
          <draw:text-box>
            <text:p text:style-name="P4"><text:span text:style-name="T4">user_id (PK)</text:span></text:p>
          </draw:text-box>
        </draw:frame>
        <draw:frame draw:style-name="gr8" draw:text-style-name="P10" draw:layer="layout" svg:width="3cm" svg:height="0.569cm" svg:x="16.423cm" svg:y="8.931cm">
          <draw:text-box>
            <text:p text:style-name="P4"><text:span text:style-name="T4">login_name (UK)</text:span></text:p>
          </draw:text-box>
        </draw:frame>
        <draw:frame draw:style-name="gr8" draw:text-style-name="P10" draw:layer="layout" svg:width="3cm" svg:height="0.569cm" svg:x="16.423cm" svg:y="9.431cm">
          <draw:text-box>
            <text:p text:style-name="P4"><text:span text:style-name="T4">password</text:span></text:p>
          </draw:text-box>
        </draw:frame>
        <draw:connector draw:style-name="gr9" draw:text-style-name="P6" draw:layer="layout" svg:x1="8.923cm" svg:y1="5.715cm" svg:x2="10.923cm" svg:y2="5.715cm" draw:start-shape="id1" draw:end-shape="id2">
          <text:p text:style-name="P4"/>
        </draw:connector>
        <draw:connector draw:style-name="gr9" draw:text-style-name="P6" draw:layer="layout" svg:x1="13.423cm" svg:y1="8.715cm" svg:x2="16.423cm" svg:y2="8.715cm" draw:start-shape="id3" draw:start-glue-point="1" draw:end-shape="id4" draw:end-glue-point="3">
          <text:p text:style-name="P4"/>
        </draw:connector>
        <draw:connector draw:style-name="gr9" draw:text-style-name="P6" draw:layer="layout" svg:x1="8.923cm" svg:y1="6.181cm" svg:x2="10.923cm" svg:y2="11.181cm" draw:start-shape="id5" draw:start-glue-point="1" draw:end-shape="id6" draw:end-glue-point="3">
          <text:p text:style-name="P4"/>
        </draw:connector>
        <draw:connector draw:style-name="gr9" draw:text-style-name="P6" draw:layer="layout" draw:line-skew="0.343cm" svg:x1="13.423cm" svg:y1="7.215cm" svg:x2="13.423cm" svg:y2="5.715cm" draw:start-shape="id7" draw:start-glue-point="1" draw:end-shape="id2" draw:end-glue-point="1">
          <text:p text:style-name="P4"/>
        </draw:connector>
        <draw:rect draw:style-name="gr7" draw:text-style-name="P9" draw:layer="layout" svg:width="2.5cm" svg:height="2cm" svg:x="16.423cm" svg:y="4.5cm">
          <text:p text:style-name="P7"><text:span text:style-name="T3">ObjectType</text:span></text:p>
        </draw:rect>
        <draw:frame draw:style-name="gr8" draw:text-style-name="P10" draw:id="id9" draw:layer="layout" svg:width="2.5cm" svg:height="0.569cm" svg:x="16.423cm" svg:y="5.431cm">
          <draw:text-box>
            <text:p text:style-name="P4"><text:span text:style-name="T4">type_id (PK)</text:span></text:p>
          </draw:text-box>
        </draw:frame>
        <draw:frame draw:style-name="gr8" draw:text-style-name="P10" draw:layer="layout" svg:width="2.5cm" svg:height="0.569cm" svg:x="16.423cm" svg:y="5.931cm">
          <draw:text-box>
            <text:p text:style-name="P4"><text:span text:style-name="T4">name</text:span></text:p>
          </draw:text-box>
        </draw:frame>
        <draw:connector draw:style-name="gr9" draw:text-style-name="P6" draw:layer="layout" svg:x1="13.423cm" svg:y1="6.715cm" svg:x2="16.423cm" svg:y2="5.715cm" draw:start-shape="id8" draw:start-glue-point="1" draw:end-shape="id9" draw:end-glue-point="3">
          <text:p text:style-name="P4"/>
        </draw:connector>
        <draw:rect draw:style-name="gr7" draw:text-style-name="P9" draw:layer="layout" svg:width="3cm" svg:height="2cm" svg:x="0.923cm" svg:y="5.5cm">
          <text:p text:style-name="P7"><text:span text:style-name="T3">Sector</text:span></text:p>
        </draw:rect>
        <draw:frame draw:style-name="gr10" draw:text-style-name="P10" draw:id="id10" draw:layer="layout" svg:width="3cm" svg:height="0.578cm" svg:x="0.923cm" svg:y="6.422cm">
          <draw:text-box>
            <text:p text:style-name="P4"><text:span text:style-name="T4">sector_id (PK)</text:span></text:p>
          </draw:text-box>
        </draw:frame>
        <draw:frame draw:style-name="gr10" draw:text-style-name="P10" draw:layer="layout" svg:width="3cm" svg:height="0.578cm" svg:x="0.923cm" svg:y="6.922cm">
          <draw:text-box>
            <text:p text:style-name="P4"><text:span text:style-name="T4">binary(Max=1MB)</text:span></text:p>
          </draw:text-box>
        </draw:frame>
        <draw:connector draw:style-name="gr9" draw:text-style-name="P6" draw:layer="layout" svg:x1="3.923cm" svg:y1="6.711cm" svg:x2="5.923cm" svg:y2="6.715cm" draw:start-shape="id10" draw:end-shape="id11">
          <text:p text:style-name="P4"/>
        </draw:connector>
      </draw:page>
      <draw:page draw:name="概要図" draw:style-name="dp1" draw:master-page-name="標準">
        <office:forms form:automatic-focus="false" form:apply-design-mode="false"/>
        <draw:rect draw:style-name="gr11" draw:text-style-name="P11" draw:layer="layout" svg:width="9.098cm" svg:height="1.5cm" svg:x="2.825cm" svg:y="14cm">
          <text:p text:style-name="P1"><text:span text:style-name="T5">ファイルシステム実装</text:span></text:p>
        </draw:rect>
        <draw:rect draw:style-name="gr12" draw:text-style-name="P11" draw:layer="layout" svg:width="5.912cm" svg:height="0.4cm" svg:x="2.826cm" svg:y="13.5cm">
          <text:p text:style-name="P1"><text:span text:style-name="T5">ファイルシステム</text:span><text:span text:style-name="T5">API</text:span></text:p>
        </draw:rect>
        <draw:rect draw:style-name="gr13" draw:text-style-name="P11" draw:layer="layout" svg:width="9.098cm" svg:height="0.4cm" svg:x="2.825cm" svg:y="15.6cm">
          <text:p text:style-name="P1"><text:span text:style-name="T5">ストレージドライバー</text:span><text:span text:style-name="T5">API</text:span></text:p>
        </draw:rect>
        <draw:rect draw:style-name="gr14" draw:text-style-name="P11" draw:layer="layout" svg:width="3.038cm" svg:height="0.4cm" svg:x="8.885cm" svg:y="13.5cm">
          <text:p text:style-name="P1"><text:span text:style-name="T5">システム管理</text:span><text:span text:style-name="T5">API</text:span></text:p>
        </draw:rect>
        <draw:custom-shape draw:style-name="gr15" draw:text-style-name="P11" draw:layer="layout" svg:width="2.5cm" svg:height="2.5cm" svg:x="12.023cm" svg:y="13.5cm">
          <text:p text:style-name="P11"><text:span text:style-name="T5">ファイルシステム</text:span><text:span text:style-name="T5">DB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</draw:page>
      <draw:page draw:name="Kernelモジュール構造" draw:style-name="dp1" draw:master-page-name="標準">
        <draw:rect draw:style-name="gr16" draw:text-style-name="P1" draw:layer="layout" svg:width="12.5cm" svg:height="6cm" svg:x="5.423cm" svg:y="12.5cm">
          <text:p text:style-name="P1">Kernelモジュール</text:p>
        </draw:rect>
        <draw:rect draw:style-name="gr2" draw:text-style-name="P11" draw:layer="layout" svg:width="2.5cm" svg:height="4.5cm" svg:x="5.923cm" svg:y="13.5cm">
          <text:p text:style-name="P1"><text:span text:style-name="T5">システム情報</text:span></text:p>
        </draw:rect>
        <draw:rect draw:style-name="gr2" draw:text-style-name="P11" draw:layer="layout" svg:width="2.5cm" svg:height="4.5cm" svg:x="14.923cm" svg:y="13.5cm">
          <text:p text:style-name="P1"><text:span text:style-name="T5">セッション管理</text:span></text:p>
        </draw:rect>
        <draw:rect draw:style-name="gr2" draw:text-style-name="P11" draw:layer="layout" svg:width="2.5cm" svg:height="4.5cm" svg:x="11.923cm" svg:y="13.5cm">
          <text:p text:style-name="P1"><text:span text:style-name="T5">ユーザ管理</text:span></text:p>
        </draw:rect>
        <draw:rect draw:style-name="gr2" draw:text-style-name="P11" draw:layer="layout" svg:width="2.5cm" svg:height="4.5cm" svg:x="8.923cm" svg:y="13.5cm">
          <text:p text:style-name="P1"><text:span text:style-name="T5">ストレージ管理</text:span>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91" draw:display-name="Hatch 9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線の終点_20_1" draw:display-name="線の終点 1" svg:viewBox="0 0 1131 1131" svg:d="m0 564 564 567 567-567-567-564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MS P 明朝'" style:font-pitch-asian="variable" style:font-size-asian="24pt" style:language-asian="ja" style:country-asian="JP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draw:stroke-dash="Dash_20_1" svg:stroke-width="0cm" svg:stroke-color="#000080" draw:marker-start-width="0.3cm" draw:marker-start-center="false" draw:marker-end-width="0.3cm" draw:marker-end-center="false" draw:fill="solid" draw:fill-color="#99ccff" draw:fill-gradient-name="Gradient_20_7" draw:fill-hatch-name="Hatch_20_91" draw:fill-image-name="Bitmape_20_1" draw:fill-image-width="0cm" draw:fill-image-height="0cm" draw:textarea-horizontal-align="left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9pt" fo:font-style="normal" fo:text-shadow="none" style:text-underline-style="none" fo:font-weight="normal" style:font-family-asian="'MS P ゴシック'" style:font-pitch-asian="variable" style:font-size-asian="9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.5cm" fo:margin-bottom="0.532cm" fo:margin-left="0.423cm" fo:margin-right="0.456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5$Build-9011</meta:generator>
    <meta:creation-date>2006-07-27T18:49:23</meta:creation-date>
    <dc:date>2007-11-15T00:12:03</dc:date>
    <dc:language>en-US</dc:language>
    <meta:editing-cycles>21</meta:editing-cycles>
    <meta:editing-duration>PT11H24M17S</meta:editing-duration>
    <meta:user-defined meta:name="Info 1"/>
    <meta:user-defined meta:name="Info 2"/>
    <meta:user-defined meta:name="Info 3"/>
    <meta:user-defined meta:name="Info 4"/>
    <meta:document-statistic meta:object-count="52"/>
  </office:meta>
</office:document-meta>
</file>